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1"/>
    <style:style style:name="ce5" style:family="table-cell" style:parent-style-name="Default" style:data-style-name="N12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4" table:default-cell-style-name="ce6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ngle Tilt</text:p>
          </table:table-cell>
          <table:table-cell table:style-name="Default" office:value-type="string" calcext:value-type="string">
            <text:p>Acceleration due to Gravity</text:p>
          </table:table-cell>
          <table:table-cell table:style-name="Default" office:value-type="string" calcext:value-type="string">
            <text:p>MSB sign</text:p>
          </table:table-cell>
          <table:table-cell table:style-name="Default" office:value-type="string" calcext:value-type="string">
            <text:p>LSBs</text:p>
          </table:table-cell>
          <table:table-cell table:style-name="Default" office:value-type="string" calcext:value-type="string">
            <text:p>MSBs</text:p>
          </table:table-cell>
          <table:table-cell table:style-name="Default" office:value-type="string" calcext:value-type="string">
            <text:p>MSB Binary</text:p>
          </table:table-cell>
          <table:table-cell office:value-type="string" calcext:value-type="string">
            <text:p>Led 8</text:p>
          </table:table-cell>
          <table:table-cell office:value-type="string" calcext:value-type="string">
            <text:p>Led 7</text:p>
          </table:table-cell>
          <table:table-cell office:value-type="string" calcext:value-type="string">
            <text:p>Led 6</text:p>
          </table:table-cell>
          <table:table-cell office:value-type="string" calcext:value-type="string">
            <text:p>Led 5</text:p>
          </table:table-cell>
          <table:table-cell office:value-type="string" calcext:value-type="string">
            <text:p>Led 4</text:p>
          </table:table-cell>
          <table:table-cell office:value-type="string" calcext:value-type="string">
            <text:p>Led 3</text:p>
          </table:table-cell>
          <table:table-cell office:value-type="string" calcext:value-type="string">
            <text:p>Led 2</text:p>
          </table:table-cell>
          <table:table-cell office:value-type="string" calcext:value-type="string">
            <text:p>Led 1</text:p>
          </table:table-cell>
          <table:table-cell office:value-type="string" calcext:value-type="string">
            <text:p>Led 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SIN([.B3]/180*PI())" office:value-type="float" office:value="-0.139173100960065" calcext:value-type="float">
            <text:p>-0.139</text:p>
          </table:table-cell>
          <table:table-cell table:formula="of:=IF([.C3]&lt;0;1)" office:value-type="float" office:value="1" calcext:value-type="float">
            <text:p>1</text:p>
          </table:table-cell>
          <table:table-cell table:formula="of:=[.C3]*16384" office:value-type="float" office:value="-2280.21208612971" calcext:value-type="float">
            <text:p>-2280</text:p>
          </table:table-cell>
          <table:table-cell table:formula="of:=([.E3]/2^8)" office:value-type="float" office:value="-8.90707846144419" calcext:value-type="float">
            <text:p>-9</text:p>
          </table:table-cell>
          <table:table-cell table:formula="of:=DEC2BIN([.F3])" office:value-type="string" office:string-value="1111111000" calcext:value-type="string">
            <text:p>111111100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P3]*2^0+[.O3]*2^1+[.N3]*4+[.M3]*8+[.L3]*16+[.K3]*32+[.J3]*64+[.I3]*128+[.H3]*2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SIN([.B4]/180*PI())" office:value-type="float" office:value="-0.121869343405147" calcext:value-type="float">
            <text:p>-0.122</text:p>
          </table:table-cell>
          <table:table-cell table:formula="of:=IF([.C4]&lt;0;1)" office:value-type="float" office:value="1" calcext:value-type="float">
            <text:p>1</text:p>
          </table:table-cell>
          <table:table-cell table:formula="of:=[.C4]*16384" office:value-type="float" office:value="-1996.70732234994" calcext:value-type="float">
            <text:p>-1997</text:p>
          </table:table-cell>
          <table:table-cell table:formula="of:=([.E4]/2^8)" office:value-type="float" office:value="-7.79963797792944" calcext:value-type="float">
            <text:p>-8</text:p>
          </table:table-cell>
          <table:table-cell table:formula="of:=DEC2BIN([.F4])" office:value-type="string" office:string-value="1111111001" calcext:value-type="string">
            <text:p>11111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4]*2^0+[.O4]*2^1+[.N4]*4+[.M4]*8+[.L4]*16+[.K4]*32+[.J4]*64+[.I4]*128+[.H4]*256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SIN([.B5]/180*PI())" office:value-type="float" office:value="-0.104528463267653" calcext:value-type="float">
            <text:p>-0.105</text:p>
          </table:table-cell>
          <table:table-cell table:formula="of:=IF([.C5]&lt;0;1)" office:value-type="float" office:value="1" calcext:value-type="float">
            <text:p>1</text:p>
          </table:table-cell>
          <table:table-cell table:formula="of:=[.C5]*16384" office:value-type="float" office:value="-1712.59434217723" calcext:value-type="float">
            <text:p>-1713</text:p>
          </table:table-cell>
          <table:table-cell table:formula="of:=([.E5]/2^8)" office:value-type="float" office:value="-6.68982164912982" calcext:value-type="float">
            <text:p>-7</text:p>
          </table:table-cell>
          <table:table-cell table:formula="of:=DEC2BIN([.F5])" office:value-type="string" office:string-value="1111111010" calcext:value-type="string">
            <text:p>111111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5]*2^0+[.O5]*2^1+[.N5]*4+[.M5]*8+[.L5]*16+[.K5]*32+[.J5]*64+[.I5]*128+[.H5]*256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SIN([.B6]/180*PI())" office:value-type="float" office:value="-0.0871557427476582" calcext:value-type="float">
            <text:p>-0.087</text:p>
          </table:table-cell>
          <table:table-cell table:formula="of:=IF([.C6]&lt;0;1)" office:value-type="float" office:value="1" calcext:value-type="float">
            <text:p>1</text:p>
          </table:table-cell>
          <table:table-cell table:formula="of:=[.C6]*16384" office:value-type="float" office:value="-1427.95968917763" calcext:value-type="float">
            <text:p>-1428</text:p>
          </table:table-cell>
          <table:table-cell table:formula="of:=([.E6]/2^8)" office:value-type="float" office:value="-5.57796753585012" calcext:value-type="float">
            <text:p>-6</text:p>
          </table:table-cell>
          <table:table-cell table:formula="of:=DEC2BIN([.F6])" office:value-type="string" office:string-value="1111111011" calcext:value-type="string">
            <text:p>111111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P6]*2^0+[.O6]*2^1+[.N6]*4+[.M6]*8+[.L6]*16+[.K6]*32+[.J6]*64+[.I6]*128+[.H6]*256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SIN([.B7]/180*PI())" office:value-type="float" office:value="-0.0697564737441253" calcext:value-type="float">
            <text:p>-0.070</text:p>
          </table:table-cell>
          <table:table-cell table:formula="of:=IF([.C7]&lt;0;1)" office:value-type="float" office:value="1" calcext:value-type="float">
            <text:p>1</text:p>
          </table:table-cell>
          <table:table-cell table:formula="of:=[.C7]*16384" office:value-type="float" office:value="-1142.89006582375" calcext:value-type="float">
            <text:p>-1143</text:p>
          </table:table-cell>
          <table:table-cell table:formula="of:=([.E7]/2^8)" office:value-type="float" office:value="-4.46441431962402" calcext:value-type="float">
            <text:p>-4</text:p>
          </table:table-cell>
          <table:table-cell table:formula="of:=DEC2BIN([.F7])" office:value-type="string" office:string-value="1111111100" calcext:value-type="string">
            <text:p>111111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P7]*2^0+[.O7]*2^1+[.N7]*4+[.M7]*8+[.L7]*16+[.K7]*32+[.J7]*64+[.I7]*128+[.H7]*256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SIN([.B8]/180*PI())" office:value-type="float" office:value="-0.0523359562429438" calcext:value-type="float">
            <text:p>-0.052</text:p>
          </table:table-cell>
          <table:table-cell table:formula="of:=IF([.C8]&lt;0;1)" office:value-type="float" office:value="1" calcext:value-type="float">
            <text:p>1</text:p>
          </table:table-cell>
          <table:table-cell table:formula="of:=[.C8]*16384" office:value-type="float" office:value="-857.472307084392" calcext:value-type="float">
            <text:p>-857</text:p>
          </table:table-cell>
          <table:table-cell table:formula="of:=([.E8]/2^8)" office:value-type="float" office:value="-3.3495011995484" calcext:value-type="float">
            <text:p>-3</text:p>
          </table:table-cell>
          <table:table-cell table:formula="of:=DEC2BIN([.F8])" office:value-type="string" office:string-value="1111111101" calcext:value-type="string">
            <text:p>111111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P8]*2^0+[.O8]*2^1+[.N8]*4+[.M8]*8+[.L8]*16+[.K8]*32+[.J8]*64+[.I8]*128+[.H8]*256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SIN([.B9]/180*PI())" office:value-type="float" office:value="-0.034899496702501" calcext:value-type="float">
            <text:p>-0.035</text:p>
          </table:table-cell>
          <table:table-cell table:formula="of:=IF([.C9]&lt;0;1)" office:value-type="float" office:value="1" calcext:value-type="float">
            <text:p>1</text:p>
          </table:table-cell>
          <table:table-cell table:formula="of:=[.C9]*16384" office:value-type="float" office:value="-571.793353973776" calcext:value-type="float">
            <text:p>-572</text:p>
          </table:table-cell>
          <table:table-cell table:formula="of:=([.E9]/2^8)" office:value-type="float" office:value="-2.23356778896006" calcext:value-type="float">
            <text:p>-2</text:p>
          </table:table-cell>
          <table:table-cell table:formula="of:=DEC2BIN([.F9])" office:value-type="string" office:string-value="1111111110" calcext:value-type="string">
            <text:p>1111111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P9]*2^0+[.O9]*2^1+[.N9]*4+[.M9]*8+[.L9]*16+[.K9]*32+[.J9]*64+[.I9]*128+[.H9]*2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SIN([.B10]/180*PI())" office:value-type="float" office:value="-0.0174524064372835" calcext:value-type="float">
            <text:p>-0.017</text:p>
          </table:table-cell>
          <table:table-cell table:formula="of:=IF([.C10]&lt;0;1)" office:value-type="float" office:value="1" calcext:value-type="float">
            <text:p>1</text:p>
          </table:table-cell>
          <table:table-cell table:formula="of:=[.C10]*16384" office:value-type="float" office:value="-285.940227068453" calcext:value-type="float">
            <text:p>-286</text:p>
          </table:table-cell>
          <table:table-cell table:formula="of:=([.E10]/2^8)" office:value-type="float" office:value="-1.11695401198614" calcext:value-type="float">
            <text:p>-1</text:p>
          </table:table-cell>
          <table:table-cell table:formula="of:=DEC2BIN([.F10])" office:value-type="string" office:string-value="1111111111" calcext:value-type="string">
            <text:p>111111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P10]*2^0+[.O10]*2^1+[.N10]*4+[.M10]*8+[.L10]*16+[.K10]*32+[.J10]*64+[.I10]*128+[.H10]*256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IN([.B11]/180*PI())" office:value-type="float" office:value="0" calcext:value-type="float">
            <text:p>0.000</text:p>
          </table:table-cell>
          <table:table-cell table:formula="of:=IF([.C11]&lt;0;1)" office:value-type="float" office:value="0" calcext:value-type="float">
            <text:p>0</text:p>
          </table:table-cell>
          <table:table-cell table:formula="of:=[.C11]*16384" office:value-type="float" office:value="0" calcext:value-type="float">
            <text:p>0</text:p>
          </table:table-cell>
          <table:table-cell table:formula="of:=([.E11]/2^8)" office:value-type="float" office:value="0" calcext:value-type="float">
            <text:p>0</text:p>
          </table:table-cell>
          <table:table-cell table:formula="of:=DEC2BIN([.F11])" office:value-type="string" office:string-value="0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P11]*2^0+[.O11]*2^1+[.N11]*4+[.M11]*8+[.L11]*16+[.K11]*32+[.J11]*64+[.I11]*128+[.H11]*256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IN([.B12]/180*PI())" office:value-type="float" office:value="0.0174524064372835" calcext:value-type="float">
            <text:p>0.017</text:p>
          </table:table-cell>
          <table:table-cell table:formula="of:=IF([.C12]&lt;0;1)" office:value-type="float" office:value="0" calcext:value-type="float">
            <text:p>0</text:p>
          </table:table-cell>
          <table:table-cell table:formula="of:=[.C12]*16384" office:value-type="float" office:value="285.940227068453" calcext:value-type="float">
            <text:p>286</text:p>
          </table:table-cell>
          <table:table-cell table:formula="of:=([.E12]/2^8)" office:value-type="float" office:value="1.11695401198614" calcext:value-type="float">
            <text:p>1</text:p>
          </table:table-cell>
          <table:table-cell table:formula="of:=DEC2BIN([.F12])" office:value-type="string" office:string-value="1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P12]*2^0+[.O12]*2^1+[.N12]*4+[.M12]*8+[.L12]*16+[.K12]*32+[.J12]*64+[.I12]*128+[.H12]*256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IN([.B13]/180*PI())" office:value-type="float" office:value="0.034899496702501" calcext:value-type="float">
            <text:p>0.035</text:p>
          </table:table-cell>
          <table:table-cell table:formula="of:=IF([.C13]&lt;0;1)" office:value-type="float" office:value="0" calcext:value-type="float">
            <text:p>0</text:p>
          </table:table-cell>
          <table:table-cell table:formula="of:=[.C13]*16384" office:value-type="float" office:value="571.793353973776" calcext:value-type="float">
            <text:p>572</text:p>
          </table:table-cell>
          <table:table-cell table:formula="of:=([.E13]/2^8)" office:value-type="float" office:value="2.23356778896006" calcext:value-type="float">
            <text:p>2</text:p>
          </table:table-cell>
          <table:table-cell table:formula="of:=DEC2BIN([.F13])" office:value-type="string" office:string-value="10" calcext:value-type="string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P13]*2^0+[.O13]*2^1+[.N13]*4+[.M13]*8+[.L13]*16+[.K13]*32+[.J13]*64+[.I13]*128+[.H13]*25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IN([.B14]/180*PI())" office:value-type="float" office:value="0.0523359562429438" calcext:value-type="float">
            <text:p>0.052</text:p>
          </table:table-cell>
          <table:table-cell table:formula="of:=IF([.C14]&lt;0;1)" office:value-type="float" office:value="0" calcext:value-type="float">
            <text:p>0</text:p>
          </table:table-cell>
          <table:table-cell table:formula="of:=[.C14]*16384" office:value-type="float" office:value="857.472307084392" calcext:value-type="float">
            <text:p>857</text:p>
          </table:table-cell>
          <table:table-cell table:formula="of:=([.E14]/2^8)" office:value-type="float" office:value="3.3495011995484" calcext:value-type="float">
            <text:p>3</text:p>
          </table:table-cell>
          <table:table-cell table:formula="of:=DEC2BIN([.F14])" office:value-type="string" office:string-value="11" calcext:value-type="string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4]*2^0+[.O14]*2^1+[.N14]*4+[.M14]*8+[.L14]*16+[.K14]*32+[.J14]*64+[.I14]*128+[.H14]*256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IN([.B15]/180*PI())" office:value-type="float" office:value="0.0697564737441253" calcext:value-type="float">
            <text:p>0.070</text:p>
          </table:table-cell>
          <table:table-cell table:formula="of:=IF([.C15]&lt;0;1)" office:value-type="float" office:value="0" calcext:value-type="float">
            <text:p>0</text:p>
          </table:table-cell>
          <table:table-cell table:formula="of:=[.C15]*16384" office:value-type="float" office:value="1142.89006582375" calcext:value-type="float">
            <text:p>1143</text:p>
          </table:table-cell>
          <table:table-cell table:formula="of:=([.E15]/2^8)" office:value-type="float" office:value="4.46441431962402" calcext:value-type="float">
            <text:p>4</text:p>
          </table:table-cell>
          <table:table-cell table:formula="of:=DEC2BIN([.F15])" office:value-type="string" office:string-value="100" calcext:value-type="string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5]*2^0+[.O15]*2^1+[.N15]*4+[.M15]*8+[.L15]*16+[.K15]*32+[.J15]*64+[.I15]*128+[.H15]*256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IN([.B16]/180*PI())" office:value-type="float" office:value="0.0871557427476582" calcext:value-type="float">
            <text:p>0.087</text:p>
          </table:table-cell>
          <table:table-cell table:formula="of:=IF([.C16]&lt;0;1)" office:value-type="float" office:value="0" calcext:value-type="float">
            <text:p>0</text:p>
          </table:table-cell>
          <table:table-cell table:formula="of:=[.C16]*16384" office:value-type="float" office:value="1427.95968917763" calcext:value-type="float">
            <text:p>1428</text:p>
          </table:table-cell>
          <table:table-cell table:formula="of:=([.E16]/2^8)" office:value-type="float" office:value="5.57796753585012" calcext:value-type="float">
            <text:p>6</text:p>
          </table:table-cell>
          <table:table-cell table:formula="of:=DEC2BIN([.F16])" office:value-type="string" office:string-value="101" calcext:value-type="string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6]*2^0+[.O16]*2^1+[.N16]*4+[.M16]*8+[.L16]*16+[.K16]*32+[.J16]*64+[.I16]*128+[.H16]*25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IN([.B17]/180*PI())" office:value-type="float" office:value="0.104528463267653" calcext:value-type="float">
            <text:p>0.105</text:p>
          </table:table-cell>
          <table:table-cell table:formula="of:=IF([.C17]&lt;0;1)" office:value-type="float" office:value="0" calcext:value-type="float">
            <text:p>0</text:p>
          </table:table-cell>
          <table:table-cell table:formula="of:=[.C17]*16384" office:value-type="float" office:value="1712.59434217723" calcext:value-type="float">
            <text:p>1713</text:p>
          </table:table-cell>
          <table:table-cell table:formula="of:=([.E17]/2^8)" office:value-type="float" office:value="6.68982164912982" calcext:value-type="float">
            <text:p>7</text:p>
          </table:table-cell>
          <table:table-cell table:formula="of:=DEC2BIN([.F17])" office:value-type="string" office:string-value="110" calcext:value-type="string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7]*2^0+[.O17]*2^1+[.N17]*4+[.M17]*8+[.L17]*16+[.K17]*32+[.J17]*64+[.I17]*128+[.H17]*25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SIN([.B18]/180*PI())" office:value-type="float" office:value="0.121869343405147" calcext:value-type="float">
            <text:p>0.122</text:p>
          </table:table-cell>
          <table:table-cell table:formula="of:=IF([.C18]&lt;0;1)" office:value-type="float" office:value="0" calcext:value-type="float">
            <text:p>0</text:p>
          </table:table-cell>
          <table:table-cell table:formula="of:=[.C18]*16384" office:value-type="float" office:value="1996.70732234994" calcext:value-type="float">
            <text:p>1997</text:p>
          </table:table-cell>
          <table:table-cell table:formula="of:=([.E18]/2^8)" office:value-type="float" office:value="7.79963797792944" calcext:value-type="float">
            <text:p>8</text:p>
          </table:table-cell>
          <table:table-cell table:formula="of:=DEC2BIN([.F18])" office:value-type="string" office:string-value="111" calcext:value-type="string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18]*2^0+[.O18]*2^1+[.N18]*4+[.M18]*8+[.L18]*16+[.K18]*32+[.J18]*64+[.I18]*128+[.H18]*25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IN([.B19]/180*PI())" office:value-type="float" office:value="0.139173100960065" calcext:value-type="float">
            <text:p>0.139</text:p>
          </table:table-cell>
          <table:table-cell table:formula="of:=IF([.C19]&lt;0;1)" office:value-type="float" office:value="0" calcext:value-type="float">
            <text:p>0</text:p>
          </table:table-cell>
          <table:table-cell table:formula="of:=[.C19]*16384" office:value-type="float" office:value="2280.21208612971" calcext:value-type="float">
            <text:p>2280</text:p>
          </table:table-cell>
          <table:table-cell table:formula="of:=([.E19]/2^8)" office:value-type="float" office:value="8.90707846144419" calcext:value-type="float">
            <text:p>9</text:p>
          </table:table-cell>
          <table:table-cell table:formula="of:=DEC2BIN([.F19])" office:value-type="string" office:string-value="1000" calcext:value-type="string">
            <text:p>1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19]*2^0+[.O19]*2^1+[.N19]*4+[.M19]*8+[.L19]*16+[.K19]*32+[.J19]*64+[.I19]*128+[.H19]*25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0" loext:min-decimal-places="0" number:min-integer-digits="8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00-00-00</text:date>, <text:time style:data-style-name="N2" text:time-value="00:33:06.510323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18:20:24.708289369</meta:creation-date>
    <dc:date>2021-09-18T20:15:19.895641233</dc:date>
    <meta:editing-duration>PT1H24M33S</meta:editing-duration>
    <meta:editing-cycles>5</meta:editing-cycles>
    <meta:generator>LibreOffice/6.0.7.3$Linux_X86_64 LibreOffice_project/00m0$Build-3</meta:generator>
    <meta:document-statistic meta:table-count="1" meta:cell-count="288" meta:object-count="0"/>
  </office:meta>
</office:document-meta>
</file>